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ifestEntry.ManifestEnt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Entry.getAlia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ifestEntry.addParameter( Parameter parame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nifestEntr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ifestEntry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Entry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Entry.getDirec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Entry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ifestEntry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ifestEntry.ManifestEntry( String name , VersionRange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